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1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1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1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0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0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0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0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0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0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0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200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199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199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199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1996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199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199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26099039101</text:p>
          </table:table-cell>
          <table:table-cell office:value-type="string" calcext:value-type="string">
            <text:p>21N 19W 28BB:G-053687</text:p>
          </table:table-cell>
          <table:table-cell office:value-type="string" calcext:value-type="string">
            <text:p>199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